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SSm A" svg:font-family="'Gotham SSm A', 'Gotham SSm B', Aria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table:align="left" fo:background-color="transparent">
        <style:background-image/>
      </style:table-properties>
    </style:style>
    <style:style style:name="Table1.A" style:family="table-column">
      <style:table-column-properties style:column-width="5in"/>
    </style:style>
    <style:style style:name="Table1.A1" style:family="table-cell">
      <style:table-cell-properties style:vertical-align="middle" fo:padding-left="0in" fo:padding-right="0in" fo:padding-top="0.0743in" fo:padding-bottom="0in" fo:border-left="none" fo:border-right="none" fo:border-top="0.05pt solid #dddddd" fo:border-bottom="none"/>
    </style:style>
    <style:style style:name="P1" style:family="paragraph" style:parent-style-name="Standard">
      <style:text-properties officeooo:rsid="00058b76" officeooo:paragraph-rsid="00058b76"/>
    </style:style>
    <style:style style:name="P2" style:family="paragraph" style:parent-style-name="Standard">
      <style:text-properties style:font-name="verdana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verdana" fo:font-size="15pt" fo:font-weight="bold" officeooo:rsid="0006cd10" officeooo:paragraph-rsid="0006cd10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656565" style:font-name="Gotham SSm A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58b76" officeooo:paragraph-rsid="00058b7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6cd10" officeooo:paragraph-rsid="0006cd10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line-height="142%"/>
    </style:style>
    <style:style style:name="P8" style:family="paragraph" style:parent-style-name="Table_20_Contents">
      <style:paragraph-properties fo:line-height="142%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656565" style:font-name="Gotham SSm A" fo:font-size="8.64999961853027pt"/>
    </style:style>
    <style:style style:name="T2" style:family="text">
      <style:text-properties fo:color="#656565" style:font-name="Gotham SSm A" fo:font-size="8.64999961853027pt" fo:background-color="#f5f5f5" loext:char-shading-value="0"/>
    </style:style>
    <style:style style:name="T3" style:family="text">
      <style:text-properties fo:color="#656565" style:font-name="Gotham SSm A" fo:font-size="8.64999961853027pt" fo:font-weight="bold"/>
    </style:style>
    <style:style style:name="T4" style:family="text">
      <style:text-properties fo:color="#656565" style:font-name="Gotham SSm A" fo:font-size="8.64999961853027pt" fo:font-weight="bold" fo:background-color="#f5f5f5" loext:char-shading-value="0" style:font-weight-asian="bold" style:font-weight-complex="bold"/>
    </style:style>
    <style:style style:name="T5" style:family="text">
      <style:text-properties fo:color="#656565" style:font-name="Gotham SSm A" fo:font-size="8.64999961853027pt" fo:font-weight="bold" style:font-weight-asian="bold" style:font-weight-complex="bold"/>
    </style:style>
    <style:style style:name="T6" style:family="text">
      <style:text-properties fo:color="#656565" style:font-name="Gotham SSm A" fo:font-weight="bold" fo:background-color="#f5f5f5" loext:char-shading-value="0" style:font-weight-asian="bold" style:font-weight-complex="bold"/>
    </style:style>
    <style:style style:name="T7" style:family="text">
      <style:text-properties fo:color="#656565" style:font-name="Gotham SSm A" fo:font-weight="bold" style:font-weight-asian="bold" style:font-weight-complex="bold"/>
    </style:style>
    <style:style style:name="T8" style:family="text">
      <style:text-properties fo:color="#656565" style:font-name="Gotham SSm A" fo:font-size="15pt" fo:font-weight="bold" fo:background-color="#f5f5f5" loext:char-shading-value="0" style:font-size-asian="15pt" style:font-weight-asian="bold" style:font-size-complex="15pt" style:font-weight-complex="bold"/>
    </style:style>
    <style:style style:name="T9" style:family="text">
      <style:text-properties fo:color="#656565" style:font-name="Gotham SSm A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erdana" fo:font-size="8pt"/>
    </style:style>
    <style:style style:name="T12" style:family="text">
      <style:text-properties style:font-name="verdana" fo:font-size="8pt" fo:font-weight="bold" style:font-weight-asian="bold" style:font-weight-complex="bold"/>
    </style:style>
    <style:style style:name="T13" style:family="text">
      <style:text-properties style:font-name="verdana" fo:font-weight="bold" style:font-weight-asian="bold" style:font-weight-complex="bold"/>
    </style:style>
    <style:style style:name="T14" style:family="text">
      <style:text-properties style:font-name="verdana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officeooo:rsid="00084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gloomaps.com/2AnQlGDxF3" text:style-name="Internet_20_link" text:visited-style-name="Visited_20_Internet_20_Link"/></text:p>
      <text:p text:style-name="P1"><text:a xlink:type="simple" xlink:href="https://www.gloomaps.com/2AnQlGDxF3" text:style-name="Internet_20_link" text:visited-style-name="Visited_20_Internet_20_Link"/></text:p>
      <text:p text:style-name="P1">SiteMap</text:p>
      <text:p text:style-name="P1"><text:a xlink:type="simple" xlink:href="https://www.gloomaps.com/2AnQlGDxF3" text:style-name="Internet_20_link" text:visited-style-name="Visited_20_Internet_20_Link">https://www.gloomaps.com/2AnQlGDxF3</text:a></text:p>
      <text:p text:style-name="P1"/>
      <text:p text:style-name="P1"/>
      <text:p text:style-name="P1"><text:span text:style-name="T16">Site </text:span>Admin </text:p>
      <text:p text:style-name="P1"><text:a xlink:type="simple" xlink:href="https://www.gloomaps.com/wxmdQyeV6F" text:style-name="Internet_20_link" text:visited-style-name="Visited_20_Internet_20_Link">https://www.gloomaps.com/wxmdQyeV6F</text:a></text:p>
      <text:p text:style-name="P1"/>
      <text:p text:style-name="P1"/>
      <text:p text:style-name="P5"/>
      <text:p text:style-name="P6">Codes client</text:p>
      <text:p text:style-name="P6"/>
      <text:p text:style-name="P3">Voici les infos FTP et de redirection d'URL's: </text:p>
      <text:p text:style-name="P2">FTP: </text:p>
      <text:p text:style-name="Standard"><text:span text:style-name="T8">FTP Username: </text:span><text:a xlink:type="simple" xlink:href="mailto:becode@4wings.org" office:target-frame-name="_blank" xlink:show="new" text:style-name="Internet_20_link" text:visited-style-name="Visited_20_Internet_20_Link"><text:span text:style-name="T9">becode@4wings.org</text:span></text:a><text:span text:style-name="T14"><text:line-break/></text:span><text:span text:style-name="T8">FTP server: </text:span><text:a xlink:type="simple" xlink:href="http://ftp.soma-studio.be/" office:target-frame-name="_blank" xlink:show="new" text:style-name="Internet_20_link" text:visited-style-name="Visited_20_Internet_20_Link"><text:span text:style-name="T9">ftp.soma-studio.be</text:span></text:a><text:span text:style-name="T14"><text:line-break/></text:span><text:span text:style-name="T8">FTP &amp; explicit FTPS port:  </text:span><text:span text:style-name="T9">21</text:span></text:p>
      <text:p text:style-name="P4">Password: ,H?fPXs)#CTE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a xlink:type="simple" xlink:href="http://ns8097.hostgator.com/" office:target-frame-name="_blank" xlink:show="new" text:style-name="Internet_20_link" text:visited-style-name="Visited_20_Internet_20_Link"><text:span text:style-name="T15">ns8097.hostgator.com</text:span></text:a></text:p>
          </table:table-cell>
        </table:table-row>
        <table:table-row>
          <table:table-cell table:style-name="Table1.A1" office:value-type="string">
            <text:p text:style-name="P7"><text:a xlink:type="simple" xlink:href="http://ns8098.hostgator.com/" office:target-frame-name="_blank" xlink:show="new" text:style-name="Internet_20_link" text:visited-style-name="Visited_20_Internet_20_Link"><text:span text:style-name="T15">ns8098.hostgator.com</text:span></text:a></text:p>
          </table:table-cell>
        </table:table-row>
        <table:table-row>
          <table:table-cell table:style-name="Table1.A1" office:value-type="string">
            <text:p text:style-name="P8">192.185.5.52</text:p>
          </table:table-cell>
        </table:table-row>
        <table:table-row>
          <table:table-cell table:style-name="Table1.A1" office:value-type="string">
            <text:p text:style-name="P7"><text:a xlink:type="simple" xlink:href="http://gator4049.hostgator.com/" office:target-frame-name="_blank" xlink:show="new" text:style-name="Internet_20_link" text:visited-style-name="Visited_20_Internet_20_Link"><text:span text:style-name="T15">gator4049.hostgator.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SSm A" svg:font-family="'Gotham SSm A', 'Gotham SSm B', Aria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1:43:04.899806947</meta:creation-date>
    <dc:date>2017-12-11T11:57:01.843847120</dc:date>
    <meta:editing-duration>PT3M1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4" meta:character-count="338" meta:non-whitespace-character-count="313"/>
  </office:meta>
</office:document-meta>
</file>